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6.4169in" svg:y="0.3138in">
            <draw:object draw:notify-on-update-of-ranges="Sheet1.A9:Sheet1.A15 Sheet1.A6:Sheet1.B6 Sheet1.B9:Sheet1.B15 Sheet1.E9:Sheet1.E16 Sheet1.E6:Sheet1.F6 Sheet1.F9:Sheet1.F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tau</text:p>
          </table:table-cell>
          <table:table-cell office:value-type="float" office:value="0.0001" calcext:value-type="float">
            <text:p>1.00E-004</text:p>
          </table:table-cell>
          <table:table-cell table:number-columns-repeated="2"/>
          <table:table-cell office:value-type="string" calcext:value-type="string">
            <text:p>tau</text:p>
          </table:table-cell>
          <table:table-cell office:value-type="float" office:value="0.0001" calcext:value-type="float">
            <text:p>1.00E-004</text:p>
          </table:table-cell>
          <table:table-cell/>
        </table:table-row>
        <table:table-row table:style-name="ro1">
          <table:table-cell office:value-type="string" calcext:value-type="string">
            <text:p>Tperiod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period</text:p>
          </table:table-cell>
          <table:table-cell table:style-name="Default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eal_shift</text:p>
          </table:table-cell>
          <table:table-cell table:style-name="Default" office:value-type="float" office:value="1.0005" calcext:value-type="float">
            <text:p>1.0005</text:p>
          </table:table-cell>
          <table:table-cell table:number-columns-repeated="2"/>
          <table:table-cell office:value-type="string" calcext:value-type="string">
            <text:p>real_shift</text:p>
          </table:table-cell>
          <table:table-cell table:style-name="Default" office:value-type="float" office:value="1.0005" calcext:value-type="float">
            <text:p>1.0005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style-name="Default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ize</text:p>
          </table:table-cell>
          <table:table-cell table:style-name="Default" table:formula="of:=32*16*9*3" office:value-type="float" office:value="13824" calcext:value-type="float">
            <text:p>13824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table:style-name="Default" table:formula="of:=64*32*17*3" office:value-type="float" office:value="104448" calcext:value-type="float">
            <text:p>104448</text:p>
          </table:table-cell>
          <table:table-cell/>
        </table:table-row>
        <table:table-row table:style-name="ro1">
          <table:table-cell office:value-type="string" calcext:value-type="string">
            <text:p>Wall time</text:p>
          </table:table-cell>
          <table:table-cell table:style-name="Default" office:value-type="float" office:value="1420.16937" calcext:value-type="float">
            <text:p>1420.16937</text:p>
          </table:table-cell>
          <table:table-cell table:number-columns-repeated="2"/>
          <table:table-cell office:value-type="string" calcext:value-type="string">
            <text:p>Wall time</text:p>
          </table:table-cell>
          <table:table-cell table:style-name="Default" office:value-type="float" office:value="7174.388325" calcext:value-type="float">
            <text:p>7174.388325</text:p>
          </table:table-cell>
          <table:table-cell/>
        </table:table-row>
        <table:table-row table:style-name="ro1">
          <table:table-cell office:value-type="string" calcext:value-type="string">
            <text:p>it</text:p>
          </table:table-cell>
          <table:table-cell table:style-name="Default" office:value-type="string" calcext:value-type="string">
            <text:p>resid</text:p>
          </table:table-cell>
          <table:table-cell table:number-columns-repeated="2"/>
          <table:table-cell office:value-type="string" calcext:value-type="string">
            <text:p>it</text:p>
          </table:table-cell>
          <table:table-cell table:style-name="Default" office:value-type="string" calcext:value-type="string">
            <text:p>resi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.85" calcext:value-type="float">
            <text:p>9.79E+0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443" calcext:value-type="float">
            <text:p>7.44E-0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1.6" calcext:value-type="float">
            <text:p>1.92E+0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4.35" calcext:value-type="float">
            <text:p>7.44E+0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2465" calcext:value-type="float">
            <text:p>2.47E-0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0004281" calcext:value-type="float">
            <text:p>4.28E-0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.09" calcext:value-type="float">
            <text:p>3.81E+0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687" calcext:value-type="float">
            <text:p>1.69E+0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918" calcext:value-type="float">
            <text:p>1.92E-00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.661" calcext:value-type="float">
            <text:p>5.66E+0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439" calcext:value-type="float">
            <text:p>4.39E-00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6.92" calcext:value-type="float">
            <text:p>1.69E+00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00000001611" calcext:value-type="float">
            <text:p>1.61E-01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0002226" calcext:value-type="float">
            <text:p>2.23E-006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0000000005042" calcext:value-type="float">
            <text:p>5.04E-012</text:p>
          </table:table-cell>
          <table:table-cell/>
        </table:table-row>
        <table:table-row table:style-name="ro1" table:number-rows-repeated="5"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table:style-name="Default" office:value-type="string" calcext:value-type="string">
            <text:p>Imag</text:p>
          </table:table-cell>
          <table:table-cell office:value-type="string" calcext:value-type="string">
            <text:p>Resid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1" office:value-type="float" office:value="0.00544640996" calcext:value-type="float">
            <text:p>5.45E-003</text:p>
          </table:table-cell>
          <table:table-cell office:value-type="float" office:value="0" calcext:value-type="float">
            <text:p>0.00E+000</text:p>
          </table:table-cell>
          <table:table-cell table:style-name="ce1" office:value-type="float" office:value="0.000000080681" calcext:value-type="float">
            <text:p>8.07E-008</text:p>
          </table:table-cell>
          <table:table-cell/>
          <table:table-cell table:style-name="ce1" office:value-type="float" office:value="-0.00510922072" calcext:value-type="float">
            <text:p>-5.11E-003</text:p>
          </table:table-cell>
          <table:table-cell office:value-type="float" office:value="0" calcext:value-type="float">
            <text:p>0.00E+000</text:p>
          </table:table-cell>
          <table:table-cell table:style-name="ce1" office:value-type="float" office:value="0.000000083681" calcext:value-type="float">
            <text:p>8.37E-008</text:p>
          </table:table-cell>
        </table:table-row>
        <table:table-row table:style-name="ro1">
          <table:table-cell table:style-name="ce1" office:value-type="float" office:value="0.0054464045" calcext:value-type="float">
            <text:p>5.45E-003</text:p>
          </table:table-cell>
          <table:table-cell office:value-type="float" office:value="0" calcext:value-type="float">
            <text:p>0.00E+000</text:p>
          </table:table-cell>
          <table:table-cell table:style-name="ce1" office:value-type="float" office:value="0.000000094273" calcext:value-type="float">
            <text:p>9.43E-008</text:p>
          </table:table-cell>
          <table:table-cell/>
          <table:table-cell table:style-name="ce1" office:value-type="float" office:value="-0.00510922597" calcext:value-type="float">
            <text:p>-5.11E-003</text:p>
          </table:table-cell>
          <table:table-cell office:value-type="float" office:value="0" calcext:value-type="float">
            <text:p>0.00E+000</text:p>
          </table:table-cell>
          <table:table-cell table:style-name="ce1" office:value-type="float" office:value="0.000000073408" calcext:value-type="float">
            <text:p>7.34E-008</text:p>
          </table:table-cell>
        </table:table-row>
        <table:table-row table:style-name="ro1">
          <table:table-cell table:style-name="ce1" office:value-type="float" office:value="-0.0471698113" calcext:value-type="float">
            <text:p>-4.72E-002</text:p>
          </table:table-cell>
          <table:table-cell office:value-type="float" office:value="0" calcext:value-type="float">
            <text:p>0.00E+000</text:p>
          </table:table-cell>
          <table:table-cell table:style-name="ce1" office:value-type="float" office:value="0.00000074173" calcext:value-type="float">
            <text:p>7.42E-007</text:p>
          </table:table-cell>
          <table:table-cell/>
          <table:table-cell table:style-name="ce1" office:value-type="float" office:value="-0.0471698113" calcext:value-type="float">
            <text:p>-4.72E-002</text:p>
          </table:table-cell>
          <table:table-cell office:value-type="float" office:value="0" calcext:value-type="float">
            <text:p>0.00E+000</text:p>
          </table:table-cell>
          <table:table-cell table:style-name="ce1" office:value-type="float" office:value="0.00000016551" calcext:value-type="float">
            <text:p>1.66E-007</text:p>
          </table:table-cell>
        </table:table-row>
        <table:table-row table:style-name="ro1">
          <table:table-cell table:style-name="ce1" office:value-type="float" office:value="-0.0471698113" calcext:value-type="float">
            <text:p>-4.72E-002</text:p>
          </table:table-cell>
          <table:table-cell office:value-type="float" office:value="0" calcext:value-type="float">
            <text:p>0.00E+000</text:p>
          </table:table-cell>
          <table:table-cell table:style-name="ce1" office:value-type="float" office:value="0.00000011218" calcext:value-type="float">
            <text:p>1.12E-007</text:p>
          </table:table-cell>
          <table:table-cell/>
          <table:table-cell table:style-name="ce1" office:value-type="float" office:value="-0.0471698113" calcext:value-type="float">
            <text:p>-4.72E-002</text:p>
          </table:table-cell>
          <table:table-cell office:value-type="float" office:value="0" calcext:value-type="float">
            <text:p>0.00E+000</text:p>
          </table:table-cell>
          <table:table-cell table:style-name="ce1" office:value-type="float" office:value="0.00000042372" calcext:value-type="float">
            <text:p>4.24E-007</text:p>
          </table:table-cell>
        </table:table-row>
        <table:table-row table:style-name="ro1">
          <table:table-cell table:style-name="ce1" office:value-type="float" office:value="-0.0471698113" calcext:value-type="float">
            <text:p>-4.72E-002</text:p>
          </table:table-cell>
          <table:table-cell office:value-type="float" office:value="0" calcext:value-type="float">
            <text:p>0.00E+000</text:p>
          </table:table-cell>
          <table:table-cell table:style-name="ce1" office:value-type="float" office:value="0.00000032144" calcext:value-type="float">
            <text:p>3.21E-007</text:p>
          </table:table-cell>
          <table:table-cell/>
          <table:table-cell table:style-name="ce1" office:value-type="float" office:value="-0.0471698113" calcext:value-type="float">
            <text:p>-4.72E-002</text:p>
          </table:table-cell>
          <table:table-cell office:value-type="float" office:value="0" calcext:value-type="float">
            <text:p>0.00E+000</text:p>
          </table:table-cell>
          <table:table-cell table:style-name="ce1" office:value-type="float" office:value="0.00000073389" calcext:value-type="float">
            <text:p>7.34E-007</text:p>
          </table:table-cell>
        </table:table-row>
        <table:table-row table:style-name="ro1">
          <table:table-cell table:style-name="ce1" office:value-type="float" office:value="-0.0471701965" calcext:value-type="float">
            <text:p>-4.72E-002</text:p>
          </table:table-cell>
          <table:table-cell office:value-type="float" office:value="0" calcext:value-type="float">
            <text:p>0.00E+000</text:p>
          </table:table-cell>
          <table:table-cell table:style-name="ce1" office:value-type="float" office:value="0.00000046038" calcext:value-type="float">
            <text:p>4.60E-007</text:p>
          </table:table-cell>
          <table:table-cell/>
          <table:table-cell table:style-name="ce1" office:value-type="float" office:value="-0.0471701733" calcext:value-type="float">
            <text:p>-4.72E-002</text:p>
          </table:table-cell>
          <table:table-cell office:value-type="float" office:value="0" calcext:value-type="float">
            <text:p>0.00E+000</text:p>
          </table:table-cell>
          <table:table-cell table:style-name="ce1" office:value-type="float" office:value="0.00000011034" calcext:value-type="float">
            <text:p>1.10E-0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 style:data-style-name="N2" text:time-value="08:52:01.237912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07:59:57.947599636</meta:creation-date>
    <dc:date>2017-08-30T10:07:28.052002365</dc:date>
    <meta:editing-duration>PT1H19M14S</meta:editing-duration>
    <meta:editing-cycles>15</meta:editing-cycles>
    <meta:generator>LibreOffice/4.2.8.2$Linux_X86_64 LibreOffice_project/420m0$Build-2</meta:generator>
    <meta:document-statistic meta:table-count="1" meta:cell-count="1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749cm" svg:y="3.954cm" style:legend-expansion="high" chart:style-name="ch2"/>
        <chart:plot-area chart:style-name="ch3" table:cell-range-address="Sheet1.A9:Sheet1.B15 Sheet1.A6:Sheet1.B6 Sheet1.E6:Sheet1.F6 Sheet1.F9:Sheet1.F16" chart:data-source-has-labels="row" svg:x="0.319cm" svg:y="0.18cm" svg:width="12.111cm" svg:height="8.645cm">
          <chartooo:coordinate-region svg:x="2.237cm" svg:y="0.379cm" svg:width="10.099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9:Sheet1.B15" chart:label-cell-address="Sheet1.A6:Sheet1.B6" chart:class="chart:scatter">
            <chart:domain table:cell-range-address="Sheet1.A9:Sheet1.A15"/>
            <chart:data-point chart:repeated="7"/>
          </chart:series>
          <chart:series chart:style-name="ch8" chart:values-cell-range-address="Sheet1.F9:Sheet1.F16" chart:label-cell-address="Sheet1.E6:Sheet1.F6" chart:class="chart:scatter">
            <chart:domain table:cell-range-address="Sheet1.E9:Sheet1.E16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ze 13824</text:p>
                <text:list>
                  <text:list-item>
                    <text:p>Size</text:p>
                  </text:list-item>
                  <text:list-item>
                    <text:p>13824</text:p>
                  </text:list-item>
                </text:list>
                <draw:g>
                  <svg:desc>Sheet1.A6:Sheet1.B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Size 104448</text:p>
                <text:list>
                  <text:list-item>
                    <text:p>Size</text:p>
                  </text:list-item>
                  <text:list-item>
                    <text:p>104448</text:p>
                  </text:list-item>
                </text:list>
                <draw:g>
                  <svg:desc>Sheet1.E6:Sheet1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9:Sheet1.A15</svg:desc>
                </draw:g>
              </table:table-cell>
              <table:table-cell office:value-type="float" office:value="97.85">
                <text:p>97.85</text:p>
                <draw:g>
                  <svg:desc>Sheet1.B9:Sheet1.B15</svg:desc>
                </draw:g>
              </table:table-cell>
              <table:table-cell office:value-type="float" office:value="1">
                <text:p>1</text:p>
                <draw:g>
                  <svg:desc>Sheet1.E9:Sheet1.E16</svg:desc>
                </draw:g>
              </table:table-cell>
              <table:table-cell office:value-type="float" office:value="0.7443">
                <text:p>0.7443</text:p>
                <draw:g>
                  <svg:desc>Sheet1.F9:Sheet1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1.6">
                <text:p>191.6</text:p>
              </table:table-cell>
              <table:table-cell office:value-type="float" office:value="2">
                <text:p>2</text:p>
              </table:table-cell>
              <table:table-cell office:value-type="float" office:value="74.35">
                <text:p>74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02465">
                <text:p>0.000002465</text:p>
              </table:table-cell>
              <table:table-cell office:value-type="float" office:value="3">
                <text:p>3</text:p>
              </table:table-cell>
              <table:table-cell office:value-type="float" office:value="0.000004281">
                <text:p>0.000004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8.09">
                <text:p>38.09</text:p>
              </table:table-cell>
              <table:table-cell office:value-type="float" office:value="4">
                <text:p>4</text:p>
              </table:table-cell>
              <table:table-cell office:value-type="float" office:value="1.687">
                <text:p>1.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1918">
                <text:p>0.00001918</text:p>
              </table:table-cell>
              <table:table-cell office:value-type="float" office:value="5">
                <text:p>5</text:p>
              </table:table-cell>
              <table:table-cell office:value-type="float" office:value="5.661">
                <text:p>5.6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0439">
                <text:p>0.00000439</text:p>
              </table:table-cell>
              <table:table-cell office:value-type="float" office:value="6">
                <text:p>6</text:p>
              </table:table-cell>
              <table:table-cell office:value-type="float" office:value="16.92">
                <text:p>16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000000001611">
                <text:p>0.0000000000001611</text:p>
              </table:table-cell>
              <table:table-cell office:value-type="float" office:value="7">
                <text:p>7</text:p>
              </table:table-cell>
              <table:table-cell office:value-type="float" office:value="0.000002226">
                <text:p>0.000002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000000000005042">
                <text:p>0.0000000000050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